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01cm"/>
    </style:style>
    <style:style style:name="co3" style:family="table-column">
      <style:table-column-properties fo:break-before="auto" style:column-width="13.64cm"/>
    </style:style>
    <style:style style:name="co4" style:family="table-column">
      <style:table-column-properties fo:break-before="auto" style:column-width="12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106cm" fo:break-before="auto" style:use-optimal-row-height="true"/>
    </style:style>
    <style:style style:name="ro3" style:family="table-row">
      <style:table-row-properties style:row-height="3.138cm" fo:break-before="auto" style:use-optimal-row-height="true"/>
    </style:style>
    <style:style style:name="ro4" style:family="table-row">
      <style:table-row-properties style:row-height="3.826cm" fo:break-before="auto" style:use-optimal-row-height="true"/>
    </style:style>
    <style:style style:name="ro5" style:family="table-row">
      <style:table-row-properties style:row-height="1.76cm" fo:break-before="auto" style:use-optimal-row-height="true"/>
    </style:style>
    <style:style style:name="ro6" style:family="table-row">
      <style:table-row-properties style:row-height="1.416cm" fo:break-before="auto" style:use-optimal-row-height="true"/>
    </style:style>
    <style:style style:name="ro7" style:family="table-row">
      <style:table-row-properties style:row-height="2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Calibri"/>
    </style:style>
    <style:style style:name="ce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Calibri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000000" style:vertical-align="middle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border="0.74pt solid #000000" style:vertical-align="middle"/>
      <style:text-properties style:font-name="Calibri"/>
    </style:style>
    <style:style style:name="ce8" style:family="table-cell" style:parent-style-name="Default">
      <style:table-cell-properties style:vertical-align="middle"/>
      <style:text-properties style:font-name="Calibri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number-columns-repeated="16379"/>
        <table:table-row table:style-name="ro1">
          <table:table-cell table:style-name="ce1" office:value-type="string" calcext:value-type="string">
            <text:p>DAG test</text:p>
          </table:table-cell>
          <table:table-cell table:style-name="ce1" office:value-type="string" calcext:value-type="string">
            <text:p>Functionality</text:p>
          </table:table-cell>
          <table:table-cell table:style-name="ce1" office:value-type="string" calcext:value-type="string">
            <text:p>Objective</text:p>
          </table:table-cell>
          <table:table-cell table:style-name="ce6" office:value-type="string" calcext:value-type="string">
            <text:p>Expected output</text:p>
          </table:table-cell>
          <table:table-cell table:style-name="ce8"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inear execution</text:p>
          </table:table-cell>
          <table:table-cell table:style-name="ce5" office:value-type="string" calcext:value-type="string">
            <text:p>Test a simple linear sequence.</text:p>
          </table:table-cell>
          <table:table-cell table:style-name="ce7" office:value-type="string" calcext:value-type="string">
            <text:p/>
            <text:p>[task start] Starting DAG</text:p>
            <text:p>[task process] Processing data…</text:p>
            <text:p>[task finish] DAG completed!</text:p>
            <text:p>[DAG basic_linear] SUCCESS</text:p>
            <text:p/>
          </table:table-cell>
          <table:table-cell/>
          <table:table-cell table:style-name="ce3"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Bash execution</text:p>
          </table:table-cell>
          <table:table-cell table:style-name="ce5" office:value-type="string" calcext:value-type="string">
            <text:p>Test sequential Bash commands.</text:p>
          </table:table-cell>
          <table:table-cell table:style-name="ce7" office:value-type="string" calcext:value-type="string">
            <text:p/>
            <text:p>[task list_files] total 8 drwxr-xr-x  2 user user  4096 ... -rw-r--r--  1 user user   123 …</text:p>
            <text:p>[task count_lines] Counting lines from previous output</text:p>
            <text:p>[task end] Bash chain complete!</text:p>
            <text:p>[DAG bash_chain] SUCCESS</text:p>
            <text:p/>
          </table:table-cell>
          <table:table-cell/>
          <table:table-cell table:style-name="ce3" table:number-columns-repeated="16379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Retry / Failure</text:p>
          </table:table-cell>
          <table:table-cell table:style-name="ce5" office:value-type="string" calcext:value-type="string">
            <text:p>Test behavior with automatic errors and retries.</text:p>
            <text:p>NB: If it always fails after 3 attempts, the DAG ends in FAILED.</text:p>
          </table:table-cell>
          <table:table-cell table:style-name="ce7" office:value-type="string" calcext:value-type="string">
            <text:p/>
            <text:p>[task unstable_task] Attempt 1 failed (exit code 1)</text:p>
            <text:p>[task unstable_task] Retrying in 2s…</text:p>
            <text:p>[task unstable_task] Attempt 2 failed (exit code 1)</text:p>
            <text:p>[task unstable_task] Retrying in 2s…</text:p>
            <text:p>[task unstable_task] Success on this run!</text:p>
            <text:p>[task final_message] Pipeline finished after retry logic</text:p>
            <text:p>[DAG wait_and_retry] SUCCESS</text:p>
            <text:p/>
          </table:table-cell>
          <table:table-cell/>
          <table:table-cell table:style-name="ce3" table:number-columns-repeated="16379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onditioning / Branch</text:p>
          </table:table-cell>
          <table:table-cell table:style-name="ce5" office:value-type="string" calcext:value-type="string">
            <text:p>Test a logical fork managed by a Python task.</text:p>
          </table:table-cell>
          <table:table-cell table:style-name="ce7" office:value-type="string" calcext:value-type="string">
            <text:p/>
            <text:p>[task check_condition] Next step: branch_a</text:p>
            <text:p>[task branch_a] Running branch A</text:p>
            <text:p>[DAG conditional_branching] SUCCESS </text:p>
            <text:p/>
            <text:p>Or</text:p>
            <text:p/>
            <text:p>[task check_condition] Next step: branch_b</text:p>
            <text:p>[task branch_b] Running branch B</text:p>
            <text:p>[DAG conditional_branching] SUCCESS</text:p>
            <text:p/>
          </table:table-cell>
          <table:table-cell/>
          <table:table-cell table:style-name="ce3" table:number-columns-repeated="16379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Scheduling cron</text:p>
          </table:table-cell>
          <table:table-cell table:style-name="ce5" office:value-type="string" calcext:value-type="string">
            <text:p>Test periodic executions via cron.</text:p>
            <text:p>NB: The DAG is re-executed cyclically according to the cron */10 * * * *.</text:p>
          </table:table-cell>
          <table:table-cell table:style-name="ce7" office:value-type="string" calcext:value-type="string">
            <text:p/>
            <text:p>[2025-10-22 10:00:00] [task heartbeat] Heartbeat: Maestro is alive!</text:p>
            <text:p>[2025-10-22 10:10:00] [task heartbeat] Heartbeat: Maestro is alive!</text:p>
            <text:p>[2025-10-22 10:20:00] [task heartbeat] Heartbeat: Maestro is alive! ... </text:p>
            <text:p/>
          </table:table-cell>
          <table:table-cell/>
          <table:table-cell table:style-name="ce3" table:number-columns-repeated="16379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Fixed times scheduling </text:p>
          </table:table-cell>
          <table:table-cell table:style-name="ce5" office:value-type="string" calcext:value-type="string">
            <text:p>Test startup at a fixed time.</text:p>
          </table:table-cell>
          <table:table-cell table:style-name="ce7" office:value-type="string" calcext:value-type="string">
            <text:p/>
            <text:p>[2025-10-23 09:00:00] [task greet] Good morning! This task started at 09:00!</text:p>
            <text:p>[DAG scheduled_greeting] SUCCESS </text:p>
            <text:p/>
          </table:table-cell>
          <table:table-cell/>
          <table:table-cell table:style-name="ce3" table:number-columns-repeated="16379"/>
        </table:table-row>
        <table:table-row table:style-name="ro7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Mix Python + Bash + IO</text:p>
          </table:table-cell>
          <table:table-cell table:style-name="ce4" office:value-type="string" calcext:value-type="string">
            <text:p>Combine Python and Bash tasks with intermediate files.</text:p>
          </table:table-cell>
          <table:table-cell table:style-name="ce7" office:value-type="string" calcext:value-type="string">
            <text:p/>
            <text:p>[task init] Starting mixed DAG…</text:p>
            <text:p>[task generate_data] Generated data.json</text:p>
            <text:p>[task count_values] 5</text:p>
            <text:p>[task finish] Mixed execution complete.</text:p>
            <text:p>[DAG mixed_execution] SUCCESS </text:p>
            <text:p/>
          </table:table-cell>
          <table:table-cell/>
          <table:table-cell table:style-name="ce3" table:number-columns-repeated="16379"/>
        </table:table-row>
        <table:table-row table:style-name="ro1" table:number-rows-repeated="1048567">
          <table:table-cell table:number-columns-repeated="5"/>
          <table:table-cell table:style-name="ce3" table:number-columns-repeated="16379"/>
        </table:table-row>
        <table:table-row table:style-name="ro1">
          <table:table-cell table:number-columns-repeated="5"/>
          <table:table-cell table:style-name="ce3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5T10:56:22.290209200</meta:creation-date>
    <dc:date>2025-10-25T11:22:14.467424200</dc:date>
    <meta:editing-duration>PT25M48S</meta:editing-duration>
    <meta:editing-cycles>9</meta:editing-cycles>
    <meta:generator>LibreOffice/25.2.5.2$Windows_X86_64 LibreOffice_project/03d19516eb2e1dd5d4ccd751a0d6f35f35e08022</meta:generator>
    <meta:document-statistic meta:table-count="1" meta:cell-count="32" meta:object-count="0"/>
  </office:meta>
</office:document-meta>
</file>